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fill-color="#ffffff" draw:textarea-vertical-align="middle" fo:min-height="11.929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Mythological Smart Park</text:p>
            <text:p>Team 3</text:p>
          </draw:text-box>
        </draw:frame>
        <draw:frame draw:style-name="gr1" draw:text-style-name="P3" draw:layer="layout" svg:width="25.199cm" svg:height="12.179cm" svg:x="1.401cm" svg:y="4.915cm">
          <draw:text-box>
            <text:p text:style-name="P2"><text:span text:style-name="T1">Mythological Smart Park</text:span></text:p>
            <text:p text:style-name="P2"><text:span text:style-name="T1">Team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reason to visit the Kelpie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4">
              <text:list-header>
                <text:p>While the Kelpies are a testament to the wonders of modern engineering, and a nod to the industrial past of Falkirk, they also represent a rich history of folklore and mythology in Scotland.</text:p>
                <text:p/>
                <text:p>Given that;</text:p>
                <text:list>
                  <text:list-item>
                    <text:p>Sharing stories of myths and legends is entertaining.</text:p>
                  </text:list-item>
                  <text:list-item>
                    <text:p>Many of the people who visit the Kelpies are tourists who may not be familiar with local legends.</text:p>
                  </text:list-item>
                </text:list>
                <text:p/>
                <text:p>It follows that creating an interactive experience that involves mythology would spark the imagination of visitors, offer a novel way to explore the park, and provide a fun way to learn about Falkirk and its surrounding area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once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Visitors to the park can visit a website and view a map on their phone.</text:p>
              </text:list-item>
              <text:list-item>
                <text:p>This map displays themed minigames that are dotted around the park.</text:p>
              </text:list-item>
              <text:list-item>
                <text:p>Visitors can walk to the minigames and play them – if they are successful then they are given a unique QR code that they can scan to redeem ‘Kelpie Coins’</text:p>
              </text:list-item>
              <text:list-item>
                <text:p>Kelpie coins can be redeemed at gift shops/cafes around the park for small rewards (A discount on lunch, etc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Minig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Each minigame is themed based on a myth or legend.</text:p>
                <text:p>Visiting the locations indicated on the map will lead visitors to small sculptures of the relevant mythical being, with touch screens embedded in them/in front of them.</text:p>
                <text:p>The minigames should try to relate to their location, or offer insight into Falkirk and its history/surrounding areas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Minig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For example, </text:p>
              </text:list-header>
              <text:list-item>
                <text:p>a minigame based on ‘The Blue Men of the Minch’ would involve completing a rhyme involving some aspect of falkirk.</text:p>
              </text:list-item>
              <text:list-item>
                <text:p>A minigame based on a ‘Changeling’ located in the wetlands could involve spotting the difference between two different pictures of local wildlif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03:52:44.485509031</meta:creation-date>
    <dc:date>2016-11-06T05:57:06.027549871</dc:date>
    <meta:editing-duration>PT5M6S</meta:editing-duration>
    <meta:editing-cycles>2</meta:editing-cycles>
    <meta:generator>LibreOffice/5.2.2.2.0$Linux_X86_64 LibreOffice_project/20m0$Build-2</meta:generator>
    <meta:document-statistic meta:object-count="41"/>
  </office:meta>
</office:document-meta>
</file>